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7.01cm" fo:margin-left="-0.026cm" style:page-number="auto" table:align="left" style:writing-mode="lr-tb"/>
    </style:style>
    <style:style style:name="Tabelle1.A" style:family="table-column">
      <style:table-column-properties style:column-width="1.021cm"/>
    </style:style>
    <style:style style:name="Tabelle1.B" style:family="table-column">
      <style:table-column-properties style:column-width="4.08cm"/>
    </style:style>
    <style:style style:name="Tabelle1.C" style:family="table-column">
      <style:table-column-properties style:column-width="6.121cm"/>
    </style:style>
    <style:style style:name="Tabelle1.D" style:family="table-column">
      <style:table-column-properties style:column-width="8.162cm"/>
    </style:style>
    <style:style style:name="Tabelle1.E" style:family="table-column">
      <style:table-column-properties style:column-width="3.572cm"/>
    </style:style>
    <style:style style:name="Tabelle1.F" style:family="table-column">
      <style:table-column-properties style:column-width="4.055cm"/>
    </style:style>
    <style:style style:name="Tabelle1.1" style:family="table-row">
      <style:table-row-properties style:min-row-height="0.529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.101cm" fo:padding-bottom="0cm" fo:border-left="none" fo:border-right="none" fo:border-top="none" fo:border-bottom="0.035cm solid #000000" style:writing-mode="lr-tb"/>
    </style:style>
    <style:style style:name="Tabelle1.2" style:family="table-row">
      <style:table-row-properties style:min-row-height="1.058cm" style:keep-together="true" fo:keep-together="auto"/>
    </style:style>
    <style:style style:name="Tabelle1.A2" style:family="table-cell">
      <style:table-cell-properties style:vertical-align="top" fo:padding-left="0.123cm" fo:padding-right="0.123cm" fo:padding-top="0.101cm" fo:padding-bottom="0cm" fo:border-left="none" fo:border-right="none" fo:border-top="0.035cm solid #000000" fo:border-bottom="0.018cm solid #000000" style:writing-mode="lr-tb"/>
    </style:style>
    <style:style style:name="Tabelle1.A3" style:family="table-cell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Tabelle1.A6" style:family="table-cell" style:data-style-name="N0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Arial" fo:font-size="12pt" fo:font-style="italic" fo:font-weight="bold" style:font-name-asian="Times New Roman" style:font-size-asian="12pt" style:language-asian="de" style:country-asian="DE" style:font-style-asian="italic" style:font-weight-asian="bold" style:font-name-complex="Arial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6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7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8" style:family="paragraph" style:parent-style-name="Standard">
      <style:paragraph-properties fo:margin-left="0cm" fo:margin-right="1.139cm" fo:margin-top="0cm" fo:margin-bottom="0cm" fo:line-height="100%" fo:text-indent="0cm" style:auto-text-indent="false" style:snap-to-layout-grid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Nr.</text:p>
            </table:table-cell>
            <table:table-cell table:style-name="Tabelle1.A1" office:value-type="string">
              <text:p text:style-name="P3">Beschreibung</text:p>
            </table:table-cell>
            <table:table-cell table:style-name="Tabelle1.A1" office:value-type="string">
              <text:p text:style-name="P3">Ausgangszustand</text:p>
            </table:table-cell>
            <table:table-cell table:style-name="Tabelle1.A1" office:value-type="string">
              <text:p text:style-name="P3">Testablauf</text:p>
            </table:table-cell>
            <table:table-cell table:style-name="Tabelle1.A1" office:value-type="string">
              <text:p text:style-name="P3">Erwartetes <text:line-break/>Ergebnis</text:p>
            </table:table-cell>
            <table:table-cell table:style-name="Tabelle1.A1" office:value-type="string">
              <text:p text:style-name="P6">Tatsächliches Ergebnis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5">Test der push_back-Methode</text:p>
          </table:table-cell>
          <table:table-cell table:style-name="Tabelle1.A2" office:value-type="string">
            <text:p text:style-name="P5">mylist.push_back(std::rand() % 1000);</text:p>
          </table:table-cell>
          <table:table-cell table:style-name="Tabelle1.A2" office:value-type="string">
            <text:p text:style-name="P5">Aufrufen der Methode der ein zufälligen wert übergeben wird</text:p>
          </table:table-cell>
          <table:table-cell table:style-name="Tabelle1.A2" office:value-type="string">
            <text:p text:style-name="P5">Aktueller Wert im Knoten: 711</text:p>
          </table:table-cell>
          <table:table-cell table:style-name="Tabelle1.A2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2</text:p>
          </table:table-cell>
          <table:table-cell table:style-name="Tabelle1.A3" office:value-type="string">
            <text:p text:style-name="P5">Test der push_back-Methode</text:p>
          </table:table-cell>
          <table:table-cell table:style-name="Tabelle1.A3" office:value-type="string">
            <text:p text:style-name="P5">mylist.push_back(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Aktueller Wert im Knoten: 579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5">3</text:p>
          </table:table-cell>
          <table:table-cell table:style-name="Tabelle1.A3" office:value-type="string">
            <text:p text:style-name="P5">Test der push_back-Methode</text:p>
          </table:table-cell>
          <table:table-cell table:style-name="Tabelle1.A3" office:value-type="string">
            <text:p text:style-name="P5">mylist.push_back(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Aktueller Wert im Knoten: 154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4</text:p>
          </table:table-cell>
          <table:table-cell table:style-name="Tabelle1.A3" office:value-type="string">
            <text:p text:style-name="P5">Test der push_front-Methode</text:p>
          </table:table-cell>
          <table:table-cell table:style-name="Tabelle1.A3" office:value-type="string">
            <text:p text:style-name="P5">mylist.push_front(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Aktueller Wert im Knoten: 698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6" office:value-type="float" office:value="5">
            <text:p text:style-name="P4">5</text:p>
          </table:table-cell>
          <table:table-cell table:style-name="Tabelle1.A3" office:value-type="string">
            <text:p text:style-name="P5">Test der push_front-Methode</text:p>
          </table:table-cell>
          <table:table-cell table:style-name="Tabelle1.A3" office:value-type="string">
            <text:p text:style-name="P5">mylist.push_front(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Aktueller Wert im Knoten: 286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6</text:p>
          </table:table-cell>
          <table:table-cell table:style-name="Tabelle1.A3" office:value-type="string">
            <text:p text:style-name="P5">Test der push_front-Methode</text:p>
          </table:table-cell>
          <table:table-cell table:style-name="Tabelle1.A3" office:value-type="string">
            <text:p text:style-name="P5">mylist.push_front(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Aktueller Wert im Knoten: 453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7</text:p>
          </table:table-cell>
          <table:table-cell table:style-name="Tabelle1.A3" office:value-type="string">
            <text:p text:style-name="P5">Test der pop_back-Methode</text:p>
          </table:table-cell>
          <table:table-cell table:style-name="Tabelle1.A3" office:value-type="string">
            <text:p text:style-name="P5">mylist.pop_back()</text:p>
          </table:table-cell>
          <table:table-cell table:style-name="Tabelle1.A3" office:value-type="string">
            <text:p text:style-name="P5">Aufrufen der Methode <text:s/>mit löschen des Knotens am Ende der Liste und ausgabe des gelöschten Werts</text:p>
          </table:table-cell>
          <table:table-cell table:style-name="Tabelle1.A3" office:value-type="string">
            <text:p text:style-name="P5">Gelöschter Wert: 711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8</text:p>
          </table:table-cell>
          <table:table-cell table:style-name="Tabelle1.A3" office:value-type="string">
            <text:p text:style-name="P5">Test der pop_back-Methode</text:p>
          </table:table-cell>
          <table:table-cell table:style-name="Tabelle1.A3" office:value-type="string">
            <text:p text:style-name="P5">mylist.pop_back()</text:p>
          </table:table-cell>
          <table:table-cell table:style-name="Tabelle1.A3" office:value-type="string">
            <text:p text:style-name="P5">Aufrufen der Methode <text:s/>mit löschen des Knotens am Ende der Liste und ausgabe des gelöschten Werts</text:p>
          </table:table-cell>
          <table:table-cell table:style-name="Tabelle1.A3" office:value-type="string">
            <text:p text:style-name="P5">Gelöschter Wert: 579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9</text:p>
          </table:table-cell>
          <table:table-cell table:style-name="Tabelle1.A3" office:value-type="string">
            <text:p text:style-name="P5">Test der pop_back-Methode</text:p>
          </table:table-cell>
          <table:table-cell table:style-name="Tabelle1.A3" office:value-type="string">
            <text:p text:style-name="P5">mylist.pop_back()</text:p>
          </table:table-cell>
          <table:table-cell table:style-name="Tabelle1.A3" office:value-type="string">
            <text:p text:style-name="P5">Aufrufen der Methode <text:s/>mit löschen des Knotens am Ende der Liste und ausgabe des gelöschten Werts</text:p>
          </table:table-cell>
          <table:table-cell table:style-name="Tabelle1.A3" office:value-type="string">
            <text:p text:style-name="P5">Gelöschter Wert: 154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0</text:p>
          </table:table-cell>
          <table:table-cell table:style-name="Tabelle1.A3" office:value-type="string">
            <text:p text:style-name="P5">Test der pop_front-Methode</text:p>
          </table:table-cell>
          <table:table-cell table:style-name="Tabelle1.A3" office:value-type="string">
            <text:p text:style-name="P5">mylist.pop_front()</text:p>
          </table:table-cell>
          <table:table-cell table:style-name="Tabelle1.A3" office:value-type="string">
            <text:p text:style-name="P5">Aufrufen der Methode <text:s/>mit löschen des Knotens am Anfangder Liste und ausgabe des gelöschten Werts</text:p>
          </table:table-cell>
          <table:table-cell table:style-name="Tabelle1.A3" office:value-type="string">
            <text:p text:style-name="P5">Gelöschter Wert: 453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1</text:p>
          </table:table-cell>
          <table:table-cell table:style-name="Tabelle1.A3" office:value-type="string">
            <text:p text:style-name="P5">Test der pop-front-Methode</text:p>
          </table:table-cell>
          <table:table-cell table:style-name="Tabelle1.A3" office:value-type="string">
            <text:p text:style-name="P5">mylist.pop_front()</text:p>
          </table:table-cell>
          <table:table-cell table:style-name="Tabelle1.A3" office:value-type="string">
            <text:p text:style-name="P5">Aufrufen der Methode <text:s/>mit löschen des Knotens am Anfang der Liste und ausgabe des gelöschten Werts</text:p>
          </table:table-cell>
          <table:table-cell table:style-name="Tabelle1.A3" office:value-type="string">
            <text:p text:style-name="P5">Gelöschter Wert: 286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2</text:p>
          </table:table-cell>
          <table:table-cell table:style-name="Tabelle1.A3" office:value-type="string">
            <text:p text:style-name="P5">Test der pop-front-Methode</text:p>
          </table:table-cell>
          <table:table-cell table:style-name="Tabelle1.A3" office:value-type="string">
            <text:p text:style-name="P5">mylist.pop_front()</text:p>
          </table:table-cell>
          <table:table-cell table:style-name="Tabelle1.A3" office:value-type="string">
            <text:p text:style-name="P5">Aufrufen der Methode <text:s/>mit löschen des Knotens am Anfang der Liste und ausgabe des gelöschten Werts</text:p>
          </table:table-cell>
          <table:table-cell table:style-name="Tabelle1.A3" office:value-type="string">
            <text:p text:style-name="P5">Gelöschter Wert: 698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3</text:p>
          </table:table-cell>
          <table:table-cell table:style-name="Tabelle1.A3" office:value-type="string">
            <text:p text:style-name="P5">Test der ins -Methode</text:p>
          </table:table-cell>
          <table:table-cell table:style-name="Tabelle1.A3" office:value-type="string">
            <text:p text:style-name="P5">mylist.ins(input, 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Index 4 Aktueller Wert im Knoten: 579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4</text:p>
          </table:table-cell>
          <table:table-cell table:style-name="Tabelle1.A3" office:value-type="string">
            <text:p text:style-name="P5">Test der ins-Methode</text:p>
          </table:table-cell>
          <table:table-cell table:style-name="Tabelle1.A3" office:value-type="string">
            <text:p text:style-name="P5">mylist.ins(input, 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Index 0 Aktueller Wert im Knoten: 846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5</text:p>
          </table:table-cell>
          <table:table-cell table:style-name="Tabelle1.A3" office:value-type="string">
            <text:p text:style-name="P5">Test der ins-Methode</text:p>
          </table:table-cell>
          <table:table-cell table:style-name="Tabelle1.A3" office:value-type="string">
            <text:p text:style-name="P5">mylist.ins(input, 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Index 3 Aktueller Wert im Knoten: 381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6</text:p>
          </table:table-cell>
          <table:table-cell table:style-name="Tabelle1.A3" office:value-type="string">
            <text:p text:style-name="P5">Test der del-Methode</text:p>
          </table:table-cell>
          <table:table-cell table:style-name="Tabelle1.A3" office:value-type="string">
            <text:p text:style-name="P5">mylist.del(input);</text:p>
          </table:table-cell>
          <table:table-cell table:style-name="Tabelle1.A3" office:value-type="string">
            <text:p text:style-name="P5">Aufrufen der Methode <text:s/>mit löschen des Knotens am gewünschten indexs der Liste und ausgabe des gelöschten Werts</text:p>
          </table:table-cell>
          <table:table-cell table:style-name="Tabelle1.A3" office:value-type="string">
            <text:p text:style-name="P5">Ielöschter knoten am index 1</text:p>
          </table:table-cell>
          <table:table-cell table:style-name="Tabelle1.A3" office:value-type="string">
            <text:p text:style-name="P7">2014.Mai-25: OK</text:p>
          </table:table-cell>
        </table:table-row>
        <text:soft-page-break/>
        <table:table-row table:style-name="Tabelle1.2">
          <table:table-cell table:style-name="Tabelle1.A3" office:value-type="string">
            <text:p text:style-name="P4">17</text:p>
          </table:table-cell>
          <table:table-cell table:style-name="Tabelle1.A3" office:value-type="string">
            <text:p text:style-name="P5">Test der del-Methode</text:p>
          </table:table-cell>
          <table:table-cell table:style-name="Tabelle1.A3" office:value-type="string">
            <text:p text:style-name="P5">mylist.del(input);</text:p>
          </table:table-cell>
          <table:table-cell table:style-name="Tabelle1.A3" office:value-type="string">
            <text:p text:style-name="P5">Aufrufen der Methode <text:s/>mit löschen des Knotens am gewünschten indexs der Liste und ausgabe des gelöschten Werts</text:p>
          </table:table-cell>
          <table:table-cell table:style-name="Tabelle1.A3" office:value-type="string">
            <text:p text:style-name="P5">Gelöschter knoten am Index 2 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8</text:p>
          </table:table-cell>
          <table:table-cell table:style-name="Tabelle1.A3" office:value-type="string">
            <text:p text:style-name="P5">Test der del-Methode</text:p>
          </table:table-cell>
          <table:table-cell table:style-name="Tabelle1.A3" office:value-type="string">
            <text:p text:style-name="P5">mylist.del(input);</text:p>
          </table:table-cell>
          <table:table-cell table:style-name="Tabelle1.A3" office:value-type="string">
            <text:p text:style-name="P5">Aufrufen der Methode <text:s/>mit löschen des Knotens am gewünschten indexs der Liste und ausgabe des gelöschten Werts</text:p>
          </table:table-cell>
          <table:table-cell table:style-name="Tabelle1.A3" office:value-type="string">
            <text:p text:style-name="P5">Gelöschter knoten am Index 3 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9</text:p>
          </table:table-cell>
          <table:table-cell table:style-name="Tabelle1.A3" office:value-type="string">
            <text:p text:style-name="P5">Ausgeben der Liste</text:p>
          </table:table-cell>
          <table:table-cell table:style-name="Tabelle1.A3" office:value-type="string">
            <text:p text:style-name="P5">mylist.print();</text:p>
          </table:table-cell>
          <table:table-cell table:style-name="Tabelle1.A3" office:value-type="string">
            <text:p text:style-name="P5">Ausgabe der Liste</text:p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8">2014.Mai-25: OK</text:p>
          </table:table-cell>
        </table:table-row>
        <table:table-row table:style-name="Tabelle1.2">
          <table:table-cell table:style-name="Tabelle1.A3" office:value-type="string">
            <text:p text:style-name="P4">20</text:p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8"/>
          </table:table-cell>
        </table:table-row>
        <table:table-row table:style-name="Tabelle1.2">
          <table:table-cell table:style-name="Tabelle1.A3" office:value-type="string">
            <text:p text:style-name="P4">21</text:p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8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</meta:initial-creator>
    <meta:creation-date>2012-02-06T10:49:00</meta:creation-date>
    <dc:creator>Dorothee Müller-Ahlheim</dc:creator>
    <dc:date>2014-05-26T21:24:15.83</dc:date>
    <meta:editing-cycles>9</meta:editing-cycles>
    <meta:generator>OpenOffice/4.0.1$Win32 OpenOffice.org_project/401m5$Build-9714</meta:generator>
    <meta:editing-duration>PT2H20M44S</meta:editing-duration>
    <meta:document-statistic meta:table-count="1" meta:image-count="0" meta:object-count="0" meta:page-count="2" meta:paragraph-count="121" meta:word-count="479" meta:character-count="3314"/>
  </office:meta>
</office:document-meta>
</file>